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FA0000001EE0BC8098B.png" manifest:media-type="image/png"/>
  <manifest:file-entry manifest:full-path="Pictures/100000000000078400000F54B3A95FB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standard">
      <style:graphic-properties draw:stroke="none" draw:fill="none" loext:fill-use-slide-background="false" draw:textarea-horizontal-align="center" draw:textarea-vertical-align="middle" draw:auto-grow-height="false" fo:min-height="3.559cm" fo:min-width="35.06cm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4" style:family="paragraph">
      <loext:graphic-properties draw:fill="none"/>
      <style:paragraph-properties fo:text-align="center" style:writing-mode="lr-tb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5" style:family="paragraph">
      <loext:graphic-properties draw:fill-color="#ffffff"/>
    </style:style>
    <style:style style:name="T1" style:family="text">
      <style:text-properties style:font-name="Liberation Mono" fo:font-size="40pt" style:font-name-asian="Liberation Mono" style:font-size-asian="40pt" style:font-name-complex="Liberation Mono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5.277cm" svg:height="4.356cm" svg:x="0.483cm" svg:y="0.635cm">
          <draw:image xlink:href="Pictures/1000000000000FA0000001EE0BC8098B.png" xlink:type="simple" xlink:show="embed" xlink:actuate="onLoad" draw:mime-type="image/png">
            <text:p/>
          </draw:image>
        </draw:frame>
        <draw:frame draw:style-name="gr2" draw:text-style-name="P1" draw:layer="layout" svg:width="36.195cm" svg:height="73.822cm" svg:x="0cm" svg:y="9.205cm">
          <draw:image xlink:href="Pictures/100000000000078400000F54B3A95FB1.png" xlink:type="simple" xlink:show="embed" xlink:actuate="onLoad" draw:mime-type="image/png">
            <text:p text:style-name="P2">ö</text:p>
          </draw:image>
        </draw:frame>
        <draw:custom-shape draw:style-name="gr3" draw:text-style-name="P4" draw:layer="layout" svg:width="35.56cm" svg:height="3.809cm" svg:x="0cm" svg:y="5.214cm">
          <text:p text:style-name="P3"><text:span text:style-name="T1">03/25 – 04/25: Designing and Constructing a Solar Updraft Chimney with 3D Printing</text:span></text:p>
          <draw:enhanced-geometry svg:viewBox="0 0 21600 21600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3.7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1.6000061035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3.018cm" fo:margin-bottom="0cm" fo:text-indent="0cm"/>
      <style:text-properties fo:font-size="211.3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2.263cm" fo:margin-bottom="0cm" fo:text-indent="0cm"/>
      <style:text-properties fo:font-size="181.19999694824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508cm" fo:margin-bottom="0cm" fo:text-indent="0cm"/>
      <style:text-properties fo:font-size="1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753cm" fo:margin-bottom="0cm" fo:text-indent="0cm"/>
      <style:text-properties fo:font-size="1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753cm" fo:margin-bottom="0cm" fo:text-indent="0cm"/>
      <style:text-properties fo:font-size="1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753cm" fo:margin-bottom="0cm" fo:text-indent="0cm"/>
      <style:text-properties fo:font-size="1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753cm" fo:margin-bottom="0cm" fo:text-indent="0cm"/>
      <style:text-properties fo:font-size="1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753cm" fo:margin-bottom="0cm" fo:text-indent="0cm"/>
      <style:text-properties fo:font-size="1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2.10000610351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75.687cm" svg:height="19.847cm" svg:x="4.204cm" svg:y="4.74cm" presentation:class="title" presentation:placeholder="true">
        <draw:text-box/>
      </draw:frame>
      <draw:frame presentation:style-name="Default-outline1" draw:layer="backgroundobjects" svg:width="75.687cm" svg:height="68.955cm" svg:x="4.204cm" svg:y="27.817cm" presentation:class="outline" presentation:placeholder="true">
        <draw:text-box/>
      </draw:frame>
      <draw:frame presentation:style-name="Mpr1" draw:text-style-name="MP2" draw:layer="backgroundobjects" svg:width="19.592cm" svg:height="8.192cm" svg:x="4.204cm" svg:y="108.31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657cm" svg:height="8.192cm" svg:x="28.761cm" svg:y="108.31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592cm" svg:height="8.192cm" svg:x="60.299cm" svg:y="108.31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4-28T14:33:18.978830000</meta:creation-date>
    <dc:date>2025-04-28T14:58:20.326764600</dc:date>
    <meta:editing-duration>PT2M3S</meta:editing-duration>
    <meta:editing-cycles>2</meta:editing-cycles>
    <meta:generator>LibreOffice/25.2.2.2$Windows_X86_64 LibreOffice_project/7370d4be9e3cf6031a51beef54ff3bda878e3fac</meta:generator>
    <meta:document-statistic meta:object-count="26"/>
  </office:meta>
</office:document-meta>
</file>